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1" svg:font-family="'Courier New'"/>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Normal">
      <style:text-properties officeooo:rsid="00094844" officeooo:paragraph-rsid="00094844" fo:background-color="#ffff00"/>
    </style:style>
    <style:style style:name="P2" style:family="paragraph" style:parent-style-name="Standard" style:list-style-name="L1"/>
    <style:style style:name="P3" style:family="paragraph" style:parent-style-name="Standard">
      <style:paragraph-properties fo:text-align="center" style:justify-single-word="false"/>
    </style:style>
    <style:style style:name="P4" style:family="paragraph" style:parent-style-name="Standard">
      <style:text-properties officeooo:rsid="00094844" officeooo:paragraph-rsid="00094844"/>
    </style:style>
    <style:style style:name="P5" style:family="paragraph" style:parent-style-name="Standard" style:list-style-name="L2">
      <style:text-properties officeooo:rsid="00094844" officeooo:paragraph-rsid="00094844"/>
    </style:style>
    <style:style style:name="P6" style:family="paragraph" style:parent-style-name="Standard">
      <style:text-properties officeooo:rsid="00094844" officeooo:paragraph-rsid="00094844" fo:background-color="#ffff00"/>
    </style:style>
    <style:style style:name="P7" style:family="paragraph" style:parent-style-name="Standard" style:list-style-name="L2">
      <style:text-properties officeooo:paragraph-rsid="00094844"/>
    </style:style>
    <style:style style:name="P8" style:family="paragraph" style:parent-style-name="Standard" style:list-style-name="L2">
      <style:text-properties officeooo:paragraph-rsid="000a6ebd"/>
    </style:style>
    <style:style style:name="P9" style:family="paragraph" style:parent-style-name="Standard">
      <style:text-properties officeooo:rsid="000c45b8" officeooo:paragraph-rsid="000c45b8"/>
    </style:style>
    <style:style style:name="P10" style:family="paragraph" style:parent-style-name="Standard">
      <style:text-properties officeooo:paragraph-rsid="000c45b8"/>
    </style:style>
    <style:style style:name="P11" style:family="paragraph" style:parent-style-name="Heading_20_1">
      <style:text-properties officeooo:rsid="00094844" officeooo:paragraph-rsid="00094844"/>
    </style:style>
    <style:style style:name="P12" style:family="paragraph" style:parent-style-name="Title" style:master-page-name="MP0">
      <style:paragraph-properties style:page-number="auto" fo:break-before="page"/>
    </style:style>
    <style:style style:name="T1" style:family="text">
      <style:text-properties style:font-name="Consolas"/>
    </style:style>
    <style:style style:name="T2" style:family="text">
      <style:text-properties style:font-name="Consolas" style:font-name-complex="Consolas"/>
    </style:style>
    <style:style style:name="T3" style:family="text">
      <style:text-properties fo:color="#000000" style:font-name="Consolas"/>
    </style:style>
    <style:style style:name="T4" style:family="text">
      <style:text-properties officeooo:rsid="00094844"/>
    </style:style>
    <style:style style:name="T5" style:family="text">
      <style:text-properties style:font-name="Liberation Serif"/>
    </style:style>
    <style:style style:name="T6" style:family="text">
      <style:text-properties fo:color="#008000" style:font-name="Courier New1" fo:font-weight="bold" officeooo:rsid="000a6ebd"/>
    </style:style>
    <style:style style:name="T7" style:family="text">
      <style:text-properties fo:font-weight="bold" style:font-weight-asian="bold" style:font-weight-complex="bold"/>
    </style:style>
    <style:style style:name="T8" style:family="text">
      <style:text-properties fo:font-weight="bold" officeooo:rsid="00094844" style:font-weight-asian="bold" style:font-weight-complex="bold"/>
    </style:style>
    <style:style style:name="T9" style:family="text">
      <style:text-properties officeooo:rsid="000c45b8"/>
    </style:style>
    <style:style style:name="T10" style:family="text">
      <style:text-properties fo:font-style="italic" officeooo:rsid="000c45b8" style:font-style-asian="italic" style:font-style-complex="italic"/>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nálisis de sentimientos con Hadoop</text:p>
      <text:p text:style-name="Subtitle">Sistemas Distribuidos de Procesamiento de Datos</text:p>
      <text:p text:style-name="P3">Miguel Ángel Monjas Llorente</text:p>
      <text:p text:style-name="Standard"/>
      <text:h text:style-name="Heading_20_1" text:outline-level="1">Descripción del código</text:h>
      <text:p text:style-name="P1">Descripción del código: incluyendo descripción de las principales funciones</text:p>
      <text:p text:style-name="P1">implementadas. No se debe incluir código fuente</text:p>
      <text:p text:style-name="Standard">La funcionalidad principal es la referida a la búsqueda del sentimiento medio por unidad geográfica. Como tal, se han elegido l<text:span text:style-name="T9">a opción relacionada c</text:span>os estados de Estados Unidos, por varias razones: la abundancia de tweets provenientes de <text:span text:style-name="T9">dicho país</text:span> y la relativa facilidad para encontrar cuál es el estado de procedencia. <text:span text:style-name="T9">También se ha abordado la comparativamente más sencilla detección de los diez </text:span><text:span text:style-name="T10">trending topics</text:span><text:span text:style-name="T9">.</text:span></text:p>
      <text:p text:style-name="Standard"/>
      <text:p text:style-name="P9">Se describirá a continuación el código de las soluciones principales. Existen variantes que se describirán en la siguiente sección.</text:p>
      <text:p text:style-name="P9"/>
      <text:p text:style-name="P10"><text:span text:style-name="T9">La variante principal consta de dos scripts, mapper_ng.py y reducer_ng.py, acompañados de dos ficheros de texto, us_states.txt (que ayuda a encontrar cuál es el estado) y AFINN-111.txt (permite evaluar los sentimientos asociados a diversas palabras). mapper_ng implemente de forma simultánea dos funciones de mapeo</text:span>, una asociada al <text:span text:style-name="T9">identificador del tweet como clave, que permitirá encontrar el sentimiento asociado a cada unidad territorial, y otro, con el hashtag como clave, que permitirá, de forma </text:span></text:p>
      <text:p text:style-name="P10"><text:span text:style-name="T9">l tweet </text:span>a determinación del estado y otra asociada a la detección de hashtags (otra posibilidad podría ser encadenar dos funciones de mapeo, pero se prefiere el mapeo simultáneo dado que hay que en cualquiera de las dos hay que recorrer todas las palabras del tweet). La funcionalidad de mapeo se efectúa siguiendo los siguientes pasos:</text:p>
      <text:list xml:id="list5772137716889289970" text:style-name="L1">
        <text:list-item>
          <text:p text:style-name="P2">Los tweets se leen uno y se cargan con <text:span text:style-name="Default_20_Paragraph_20_Font"><text:span text:style-name="T1">json.loads</text:span></text:span> uno a uno.</text:p>
        </text:list-item>
        <text:list-item>
          <text:p text:style-name="P2">Se extrae el valor asociado a las claves <text:span text:style-name="Default_20_Paragraph_20_Font"><text:span text:style-name="T1">text</text:span></text:span> (texto del tweet), <text:span text:style-name="Default_20_Paragraph_20_Font"><text:span text:style-name="T1">lang</text:span></text:span> (idioma), id_str (identificador del tweet) y <text:span text:style-name="Default_20_Paragraph_20_Font"><text:span text:style-name="T1">place</text:span></text:span> (que proporciona la información de localización; se prefiere esa a la contenida en la clave <text:span text:style-name="Default_20_Paragraph_20_Font"><text:span text:style-name="T2">location</text:span></text:span>). La existencia de estas claves se controla mediante excepciones. Si alguna de las claves falta, se omite el tweet del análisis y se pasa al siguiente.</text:p>
        </text:list-item>
        <text:list-item>
          <text:p text:style-name="P2">Solo se consideran tweets en inglés (idioma: <text:span text:style-name="Default_20_Paragraph_20_Font"><text:span text:style-name="T1">en</text:span></text:span>) y provenientes de Estados Unidos (clave asociada al valor <text:span text:style-name="Default_20_Paragraph_20_Font"><text:span text:style-name="T1">country_code</text:span></text:span> en place: <text:span text:style-name="Default_20_Paragraph_20_Font"><text:span text:style-name="T1">US</text:span></text:span>), prescindiéndose del resto.</text:p>
        </text:list-item>
        <text:list-item>
          <text:p text:style-name="P2">Para cada tweet se determina cuál es el estado del que proviene, utilizando un fichero de texto compuesto al efecto: us_states.txt. La información del estado se extrae del valor asociado a la clave full_name, en el que suele aparecer la abreviatura del estado asociado al tweet.</text:p>
        </text:list-item>
        <text:list-item>
          <text:p text:style-name="P2">Se extraen las palabras contenidas en el texto del tweet. Solo se consideran palabras con caracteres alfanuméricos o con el relacionado con los hashtags (#).</text:p>
        </text:list-item>
        <text:list-item>
          <text:p text:style-name="P2">Para todas aquellas palabras identificadas como hashtags (comienzan con #), se emite, como salida del mapper un par clave-valor con el hashtag (completo) como clave y un uno como valor (el valor es realmente irrelevante). Para todas las palabras (incluyendo los hashtags, a los que se les elimina el carácter hash), se emite como salida del mapper <text:soft-page-break/>un par clave-valor en el que la clave es el identificador del tweet y como valor se incluye una tupla (estado, palabra).</text:p>
        </text:list-item>
      </text:list>
      <text:p text:style-name="Standard"/>
      <text:p text:style-name="Standard">Se efecuarán dos operaciones de reducción </text:p>
      <text:list xml:id="list2847312004404" text:continue-numbering="true" text:style-name="L1">
        <text:list-item>
          <text:p text:style-name="P2">, se extrae un indicador numérico del sentimiento a partir del diccionario <text:span text:style-name="Default_20_Paragraph_20_Font"><text:span text:style-name="T1">AFFIN111.txt</text:span></text:span></text:p>
        </text:list-item>
      </text:list>
      <text:p text:style-name="Standard"/>
      <text:h text:style-name="P11" text:outline-level="1">Diferentes formas de ejecución realizadas</text:h>
      <text:p text:style-name="P6">Diferentes formas de ejecución realizadas incluyendo los parámetros utilizados.</text:p>
      <text:p text:style-name="P4"/>
      <text:h text:style-name="Heading_20_1" text:outline-level="1">Evaluación de la escalabilidad</text:h>
      <text:p text:style-name="P1">Evaluación de escalabilidad y elasticidad de la solución propuesta.</text:p>
      <text:p text:style-name="Standard"/>
      <text:p text:style-name="Standard">En una primera versión, el esquema de map-reduce ejecutaba gran parte de las tareas en el mapper, concretamente las relativas al cálculo de la felicidad por tweet (puede verse en mapper_ng.py y el consiguiente reducer_ng-py). Aunque este enfoque es abordable considerando que los tweets están limitados a 140 caracteres (esto es, no habrá nunca más de unas pocas decenas de palabras), no sería el adecuado en escenarios en los que, en vez de tweets, se estuviesen considerando textos de longitud mayor.</text:p>
      <text:p text:style-name="Standard"/>
      <text:h text:style-name="Heading_20_1" text:outline-level="1">Comentarios personales</text:h>
      <text:p text:style-name="P1">Comentarios personales: incluyendo problemas encontrados, críticas constructiva,</text:p>
      <text:p text:style-name="P1">propuesta de mejoras y evaluación del tiempo dedicado.</text:p>
      <text:p text:style-name="Standard">La práctica parecía aparentemente “fácil” (lo es, de hecho), pero ha planteado diversas dificultades fruto, en general, de la falta de experiencia con sistemas HDFS y MapReduce en general. <text:span text:style-name="T4">Como ya se ha comentado en apartados anteriores, se ha abordado </text:span>la ejecución del código tanto en Hortonworks Sandbox como en <text:span text:style-name="T4">AWS</text:span> Elastic MapReduce.</text:p>
      <text:p text:style-name="Standard"/>
      <text:p text:style-name="P4">Los problemas encontrados durante la ejecución de la práctica han sido de varios tipos:</text:p>
      <text:list xml:id="list8548101425503059482" text:style-name="L2">
        <text:list-item>
          <text:p text:style-name="P5">El autor ha escrito los scripts y efectuado las pruebas locales en un entorno <text:span text:style-name="T7">Windows</text:span>. Tanto en <text:s/>Hortonworks Sandbox como en AWS Elastic MapReduce ha sido preciso <text:span text:style-name="T7">adaptar los scripts al formato Unix</text:span>. En caso contrario, era imposible ejecutar mappers y reducers. Es preciso señalar que aunque la detección en HwS ha sido sencilla, al efectuarse las pruebas desde línea de comandos y mostrarse de los errores de forma inmediata, en el entorno AWS EMR ha sido mucho más complicado, dada la “oscuridad” de los logs y mensajes de error. Más de una decena de pruebas fue necesaria en esta última plataforma antes de caer en la cuenta de cuál era el error.<text:line-break/>En el caso de HwS, se ha usado <text:span text:style-name="Default_20_Paragraph_20_Font"><text:span text:style-name="T1">dos2unix</text:span></text:span><text:span text:style-name="Default_20_Paragraph_20_Font"><text:span text:style-name="T5">,tras ser instalado en el nodo máster (CentOS). En el caso de AWS EMR, se ha tenido que cambiar la configuración del IDE antes de subir los scripts a S3.</text:span></text:span></text:p>
        </text:list-item>
        <text:list-item>
          <text:p text:style-name="P7"><text:span text:style-name="T4">En el caso de </text:span>Hortonworks Sandbox, más allá de las no siempre evidentes formas de interactuar con la máquina virtual (el acceso ha de hacerse a través de un cliente ssh y no a través de la consola; el HDFS File System ha de inicializarse; el hostname del cluster es <text:span text:style-name="Default_20_Paragraph_20_Font"><text:span text:style-name="T3">sandbox.hortonworks.com</text:span></text:span>, por poner algunos ejemplos), <text:span text:style-name="T4">se ha verificado que</text:span><text:span text:style-name="T7"> los scripts Python que implementan las funcionalidades de map y reduce deben ser autocontenidos y usar solo los paquetes estándar </text:span><text:span text:style-name="T8">de Python 2.7</text:span>. Aunque es posible instalar nuevos paquetes de Python <text:span text:style-name="T4">en el nodo máster</text:span>, estos son ignorados en la ejecución <text:span text:style-name="T4">en los cores</text:span>, por lo que, como mucho, es posible cargar datos desde ficheros de texto, pero no <text:soft-page-break/>importar funciones o datos desde otros scripts Python <text:span text:style-name="T4">(inicialmente, el diccionario de estados de Estados Unidos se planteó como un script en el contenido como diccionario nativo de Python). Aunque estoy convencido de que es posible instalar módulos en los cores, no he sido capaz de averiguar cómo.<text:line-break/>Por otra parte, el uso de MapReduce Streamer desde línea de comandos </text:span><text:span text:style-name="T8">no permite el encadenado de funciones de reduce</text:span><text:span text:style-name="T4">, por lo que ha habido que ejecutarlas en dos pasos, utilizado HDFS como almacenamiento intermedio y un identity mapper (/bin/cat) como mapper de la segunda ejecución.</text:span></text:p>
        </text:list-item>
        <text:list-item>
          <text:p text:style-name="P8"><text:span text:style-name="T4">AWS EMR ha planteado problemas de otro tipo. El primer grupo está relacionado con el </text:span><text:span text:style-name="T8">acceso a ficheros auxiliares</text:span><text:span text:style-name="T4"> (los diccionarios antes citados), los cuales no son encontrados por los scripts en el sistema de ficheros. La solución ha sido acceder a los ficheros a través de un acceso web <text:s/>(</text:span><text:a xlink:type="simple" xlink:href="https://s3-eu-west-1.amazonaws.com/urjc.datascience.mmonjas.emr/logic/AFINN-111.txt" text:style-name="Internet_20_link" text:visited-style-name="Visited_20_Internet_20_Link"><text:span text:style-name="T6">https://s3-eu-west-1.amazonaws.com/urjc.datascience.mmonjas.emr/logic/AFINN-111.txt</text:span></text:a><text:span text:style-name="T4">). Sin embargo, esta solución tampoco fue inmediata ya que los permisos por defecto no eran suficientes, por lo que hubo que asignales permisos de lectura universales.<text:line-break/>Un segundo problema es consecuencia de la cantidad por defecto de reducers que implementa AWS EMR. En la configuración habitual (m3.xlarge: 1 máster y 2 cores), se ejecutan siete reducers, lo cual se traduce en la generación de siete objetos distintos. Inicialmente se planteó la creación de un script basado en boto3 capaz de descargarlos desde S3 y concatenarlos localmente. Sin embargo, una rápida inspección permitió averiguar que los resultados de los reducers tienen que pasar de nuevo por un proceso de reduce, ya que tienen claves repetidas. Este último paso no se ha abordado.</text:span></text:p>
        </text:list-item>
      </text:list>
      <text:p text:style-name="Standard"/>
      <text:p text:style-name="Standard">El tiempo dedicado está en torno <text:span text:style-name="T9">a </text:span>de l<text:span text:style-name="T9">a</text:span>s 2<text:span text:style-name="T9">4</text:span> horas, contando aquí no solo la programación del código sino la gestión tanto de Hortonworks Sandbox como la, <text:span text:style-name="T9">tediosa</text:span>, ejecución en EM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1" svg:font-family="'Courier New'"/>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style:style>
    <style:style style:name="Heading_20_2_20_Char" style:display-name="Heading 2 Char" style:family="text" style:parent-style-name="Default_20_Paragraph_20_Fon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Windows_x86 LibreOffice_project/8f96e87c890bf8fa77463cd4b640a2312823f3ad</meta:generator>
    <meta:initial-creator>Miguel-Angel Monjas</meta:initial-creator>
    <meta:creation-date>2016-11-21T11:23:00Z</meta:creation-date>
    <dc:date>2016-11-24T00:28:45.351000000</dc:date>
    <meta:editing-cycles>4</meta:editing-cycles>
    <meta:editing-duration>PT22M16S</meta:editing-duration>
    <meta:document-statistic meta:table-count="0" meta:image-count="0" meta:object-count="0" meta:page-count="3" meta:paragraph-count="32" meta:word-count="1284" meta:character-count="7997" meta:non-whitespace-character-count="6751"/>
    <meta:template xlink:type="simple" xlink:actuate="onRequest" xlink:title="" xlink:href="Normal.dotm"/>
  </office:meta>
</office:document-meta>
</file>